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paragraph-rsid="002226b4"/>
    </style:style>
    <style:style style:name="P2" style:family="paragraph" style:parent-style-name="Standard">
      <style:paragraph-properties fo:line-height="200%"/>
      <style:text-properties officeooo:paragraph-rsid="002977e2"/>
    </style:style>
    <style:style style:name="P3" style:family="paragraph" style:parent-style-name="Standard">
      <style:paragraph-properties fo:line-height="200%"/>
      <style:text-properties officeooo:paragraph-rsid="002b6a73"/>
    </style:style>
    <style:style style:name="T1" style:family="text">
      <style:text-properties officeooo:rsid="0017c83f"/>
    </style:style>
    <style:style style:name="T2" style:family="text">
      <style:text-properties officeooo:rsid="0035799c"/>
    </style:style>
    <style:style style:name="T3" style:family="text">
      <style:text-properties officeooo:rsid="0037b826"/>
    </style:style>
    <style:style style:name="T4" style:family="text">
      <style:text-properties fo:font-weight="bold" officeooo:rsid="00384d43" style:font-weight-asian="bold" style:font-weight-complex="bold"/>
    </style:style>
    <style:style style:name="T5" style:family="text">
      <style:text-properties fo:font-weight="normal" officeooo:rsid="00384d43" style:font-weight-asian="normal" style:font-weight-complex="normal"/>
    </style:style>
    <style:style style:name="T6" style:family="text">
      <style:text-properties fo:font-weight="normal" officeooo:rsid="00392fb4" style:font-weight-asian="normal" style:font-weight-complex="normal"/>
    </style:style>
    <style:style style:name="T7" style:family="text">
      <style:text-properties fo:font-weight="normal" officeooo:rsid="003b7e05" style:font-weight-asian="normal" style:font-weight-complex="normal"/>
    </style:style>
    <style:style style:name="T8" style:family="text">
      <style:text-properties fo:font-weight="normal" officeooo:rsid="003b996d" style:font-weight-asian="normal" style:font-weight-complex="normal"/>
    </style:style>
    <style:style style:name="T9" style:family="text">
      <style:text-properties fo:font-weight="normal" officeooo:rsid="003ce5d0" style:font-weight-asian="normal" style:font-weight-complex="normal"/>
    </style:style>
    <style:style style:name="T10" style:family="text">
      <style:text-properties fo:font-weight="normal" officeooo:rsid="003cf5ab" style:font-weight-asian="normal" style:font-weight-complex="normal"/>
    </style:style>
    <style:style style:name="T11" style:family="text">
      <style:text-properties fo:font-weight="normal" officeooo:rsid="003d9928" style:font-weight-asian="normal" style:font-weight-complex="normal"/>
    </style:style>
    <style:style style:name="T12" style:family="text">
      <style:text-properties fo:font-weight="normal" officeooo:rsid="003e511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Gwendolyn sat down her marker upon the map of the manor confidently, finished with a few final touches suggested to her by her council. “Is this everything, then? Our plan of attack is finished and ready to set in motion? Does anyone have anything more to say?” It was silent for a moment, and so Gwen continued. “Alright then. We’ll hit the drawbridge and retake the anti-air sling simultaneously and cut them off, trapping them in here with us. They took us by surprise with a bombardier bird last time, but the sling should still function. Move out!”</text:span></text:p>
      <text:p text:style-name="P2"><text:span text:style-name="T1"><text:tab/>The group hurried downstairs and split up, each traveling through the tunnels where they felt they could easily reach their targets. Gwendolyn took with her two canaries whilst her wolf companion, Sikh, took after the sling along with two bears. Gwen’s last memory of the tunnel she now crawled through was as a chick with a kitten Lucius – playing hide and seek. As she neared its end, she found a ladder that she ascended hastily with the canaries following behind until she reached a wooden hatch. With a slight amount of force, the hen pushed up the hatch and sprang out from its position under the floorboards, finding herself and the canaries now in the control room for the drawbridge – cornered by a <text:s/>thick-skinned rhinoceros.</text:span></text:p>
      <text:p text:style-name="P3"><text:span text:style-name="T1"><text:tab/>[line break ]</text:span></text:p>
      <text:p text:style-name="P3"><text:span text:style-name="T1"><text:tab/>Summoning all their combined courage, both Shekel and Lucius stood and watched as Urod made his case before the court, the cheetah having grown to a liking of his escort-mission. “Your honor, it’s been two weeks since this trial started and the prosecution has provided nil in terms of non-circumstantial evidence. My client, as I established to you previously, may have been in Err, but that alone cannot prove he or anyone he’s associated with had anything to do with a burning, let alone the corpses. I have prepared in advance to ask: might my client and I be free to venture off to Err to investigate for ourselves, finally?”</text:span></text:p>
      <text:p text:style-name="P3"><text:tab/>“<text:span text:style-name="T2">Objection! We cannot allow this killer out of the hold of the law, lest he be granted a chance to repeat his atrocities!” shouted one of the prosecution members from the other side, earning neither a frown nor smile from the presiding eagle – only a glance.</text:span></text:p>
      <text:p text:style-name="P3"><text:soft-page-break/><text:tab/>“<text:span text:style-name="T3">With all due respect to your concerns, the client must be given a chance to properly counter you, and he is not a murderer until proven so. However, I will permit these two to venture to Err </text:span><text:span text:style-name="T4">with</text:span><text:span text:style-name="T5"> Shekel and </text:span><text:span text:style-name="T4">with</text:span><text:span text:style-name="T5"> a time constraint of three days.</text:span><text:span text:style-name="T6"> Is that a fair compromise, defense and prosecution?”</text:span></text:p>
      <text:p text:style-name="P3"><text:span text:style-name="T7">Urod nodded simply, and after a heated moment of quiet debate, the prosecution’s head nodded as well. “</text:span><text:span text:style-name="T8">Then it is settled. You will go tomorrow. </text:span><text:span text:style-name="T9">Court is now in recess!</text:span><text:span text:style-name="T8">”</text:span></text:p>
      <text:p text:style-name="P3"><text:span text:style-name="T8"><text:tab/></text:span><text:span text:style-name="T10">[ line break ]</text:span></text:p>
      <text:p text:style-name="P3"><text:span text:style-name="T10"><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1T15:20:22.611342081</meta:creation-date>
    <dc:date>2020-04-21T16:16:23.688022621</dc:date>
    <meta:editing-duration>PT34M53S</meta:editing-duration>
    <meta:editing-cycles>39</meta:editing-cycles>
    <meta:generator>LibreOffice/6.3.5.2$Linux_X86_64 LibreOffice_project/30$Build-2</meta:generator>
    <meta:document-statistic meta:table-count="0" meta:image-count="0" meta:object-count="0" meta:page-count="2" meta:paragraph-count="9" meta:word-count="471" meta:character-count="2677" meta:non-whitespace-character-count="2202"/>
  </office:meta>
</office:document-meta>
</file>